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.364cm"/>
    </style:style>
    <style:style style:name="gr2" style:family="graphic" style:parent-style-name="standard">
      <style:graphic-properties svg:stroke-color="#0066cc" draw:fill-color="#99ff66" draw:textarea-horizontal-align="justify" draw:textarea-vertical-align="middle" draw:auto-grow-height="false" fo:min-height="0.614cm" fo:min-width="0.364cm"/>
    </style:style>
    <style:style style:name="gr3" style:family="graphic" style:parent-style-name="standard">
      <style:graphic-properties svg:stroke-color="#0066cc" draw:fill-color="#ffffff" draw:textarea-horizontal-align="justify" draw:textarea-vertical-align="middle" draw:auto-grow-height="false" fo:min-height="0.614cm" fo:min-width="0.36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258cm" fo:min-width="0.719cm"/>
    </style:style>
    <style:style style:name="gr5" style:family="graphic" style:parent-style-name="standard">
      <style:graphic-properties svg:stroke-color="#000000" draw:fill-color="#66cc00" draw:textarea-horizontal-align="justify" draw:textarea-vertical-align="middle" draw:auto-grow-height="false" fo:min-height="0.258cm" fo:min-width="0.719cm"/>
    </style:style>
    <style:style style:name="gr6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8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719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17cm" fo:min-width="11.3cm"/>
    </style:style>
    <style:style style:name="gr12" style:family="graphic" style:parent-style-name="standard">
      <style:graphic-properties svg:stroke-color="#000000" draw:fill-color="#66cc00" draw:textarea-horizontal-align="justify" draw:textarea-vertical-align="middle" draw:auto-grow-height="false" fo:min-height="1.17cm" fo:min-width="11.3cm"/>
    </style:style>
    <style:style style:name="gr13" style:family="graphic" style:parent-style-name="standard">
      <style:graphic-properties svg:stroke-color="#000000" draw:fill-color="#ff9900" draw:textarea-horizontal-align="justify" draw:textarea-vertical-align="middle" draw:auto-grow-height="false" fo:min-height="1.17cm" fo:min-width="5.4cm"/>
    </style:style>
    <style:style style:name="gr14" style:family="graphic" style:parent-style-name="standard">
      <style:graphic-properties svg:stroke-color="#000000" draw:fill-color="#ffff66" draw:textarea-horizontal-align="justify" draw:textarea-vertical-align="middle" draw:auto-grow-height="false" fo:min-height="1.17cm" fo:min-width="5.4cm"/>
    </style:style>
    <style:style style:name="gr15" style:family="graphic" style:parent-style-name="standard">
      <style:graphic-properties draw:stroke="none" svg:stroke-color="#000000" draw:fill="none" draw:fill-color="#ffffff" fo:min-height="1.05cm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-color="#ffffff"/>
      <style:paragraph-properties fo:text-align="center"/>
      <style:text-properties fo:font-size="12pt" fo:font-style="italic"/>
    </style:style>
    <style:style style:name="P4" style:family="paragraph">
      <loext:graphic-properties draw:fill-color="#99ff66"/>
      <style:paragraph-properties fo:text-align="center"/>
      <style:text-properties fo:font-size="12pt" fo:font-style="normal" fo:font-weight="bold"/>
    </style:style>
    <style:style style:name="P5" style:family="paragraph">
      <loext:graphic-properties draw:fill-color="#ffffff"/>
      <style:paragraph-properties fo:text-align="center"/>
      <style:text-properties fo:font-size="12pt" fo:font-style="normal" fo:font-weight="bold"/>
    </style:style>
    <style:style style:name="P6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font-size="12pt" style:text-underline-style="none" fo:font-weight="bold" style:font-size-asian="10pt" style:font-size-complex="10pt"/>
    </style:style>
    <style:style style:name="P10" style:family="paragraph">
      <loext:graphic-properties draw:fill-color="#66cc00"/>
      <style:paragraph-properties fo:text-align="center"/>
      <style:text-properties fo:font-size="12pt" fo:font-weight="bold"/>
    </style:style>
    <style:style style:name="P11" style:family="paragraph">
      <loext:graphic-properties draw:fill-color="#ff9900"/>
      <style:paragraph-properties fo:text-align="center"/>
      <style:text-properties fo:font-size="12pt" fo:font-weight="bold"/>
    </style:style>
    <style:style style:name="P12" style:family="paragraph">
      <loext:graphic-properties draw:fill-color="#ffff66"/>
      <style:paragraph-properties fo:text-align="center"/>
      <style:text-properties fo:font-size="12pt" fo:font-weight="bold"/>
    </style:style>
    <style:style style:name="P13" style:family="paragraph">
      <style:paragraph-properties fo:text-align="center"/>
      <style:text-properties fo:color="#000000" fo:font-size="12pt" style:text-underline-style="none" fo:font-weight="bold" style:font-size-asian="10pt" style:font-size-complex="10pt"/>
    </style:style>
    <style:style style:name="P14" style:family="paragraph">
      <loext:graphic-properties draw:fill-color="#ff9900"/>
      <style:paragraph-properties fo:text-align="center"/>
      <style:text-properties fo:color="#000000" fo:font-size="12pt" fo:font-weight="bold"/>
    </style:style>
    <style:style style:name="P15" style:family="paragraph">
      <loext:graphic-properties draw:fill-color="#ffff66"/>
      <style:paragraph-properties fo:text-align="center"/>
      <style:text-properties fo:color="#000000" fo:font-size="12pt" fo:font-weight="bold"/>
    </style:style>
    <style:style style:name="P16" style:family="paragraph">
      <loext:graphic-properties draw:fill-color="#66cc00"/>
      <style:paragraph-properties fo:text-align="center"/>
      <style:text-properties fo:color="#000000" fo:font-size="12pt" fo:font-weight="bold"/>
    </style:style>
    <style:style style:name="P17" style:family="paragraph">
      <loext:graphic-properties draw:fill="none"/>
      <style:paragraph-properties fo:text-align="center"/>
      <style:text-properties fo:font-size="12pt"/>
    </style:style>
    <style:style style:name="P18" style:family="paragraph">
      <loext:graphic-properties draw:fill-color="#ffffff"/>
      <style:paragraph-properties fo:text-align="center"/>
      <style:text-properties fo:font-size="12pt" style:text-underline-style="none" fo:font-weight="bold" style:font-size-asian="10pt" style:font-size-complex="10pt"/>
    </style:style>
    <style:style style:name="P19" style:family="paragraph">
      <style:paragraph-properties fo:text-align="center"/>
      <style:text-properties fo:color="#000000" fo:font-size="12pt" style:text-underline-style="none" fo:font-weight="bold" style:font-size-asian="11pt" style:font-size-complex="11pt"/>
    </style:style>
    <style:style style:name="P20" style:family="paragraph">
      <loext:graphic-properties draw:fill-color="#66cc00"/>
      <style:paragraph-properties fo:text-align="center"/>
      <style:text-properties fo:color="#000000" fo:font-size="12pt" fo:font-weight="bold" style:font-size-asian="11pt" style:font-size-complex="11pt"/>
    </style:style>
    <style:style style:name="P21" style:family="paragraph">
      <loext:graphic-properties draw:fill-color="#ff9900"/>
      <style:paragraph-properties fo:text-align="center"/>
      <style:text-properties fo:color="#000000" fo:font-size="12pt" fo:font-weight="bold" style:font-size-asian="10pt" style:font-size-complex="10pt"/>
    </style:style>
    <style:style style:name="P22" style:family="paragraph">
      <loext:graphic-properties draw:fill-color="#ffff66"/>
      <style:paragraph-properties fo:text-align="center"/>
      <style:text-properties fo:color="#000000" fo:font-size="12pt" fo:font-weight="bold" style:font-size-asian="10pt" style:font-size-complex="10pt"/>
    </style:style>
    <style:style style:name="P23" style:family="paragraph">
      <style:text-properties fo:font-size="12pt" fo:font-style="italic" fo:font-weight="bold" style:font-style-asian="italic" style:font-weight-asian="bold" style:font-style-complex="italic" style:font-weight-complex="bold"/>
    </style:style>
    <style:style style:name="P24" style:family="paragraph">
      <loext:graphic-properties draw:fill="none" draw:fill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style="normal" fo:font-weight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6" style:family="text">
      <style:text-properties style:text-underline-style="none" fo:font-weight="bold" style:font-size-asian="10pt" style:font-size-complex="10pt"/>
    </style:style>
    <style:style style:name="T7" style:family="text">
      <style:text-properties fo:color="#000000" style:text-underline-style="none" fo:font-weight="bold" style:font-size-asian="10pt" style:font-size-complex="10pt"/>
    </style:style>
    <style:style style:name="T8" style:family="text">
      <style:text-properties fo:color="#000000" style:text-underline-style="none" fo:font-weight="bold" style:font-size-asian="11pt" style:font-size-complex="11pt"/>
    </style:style>
    <style:style style:name="T9" style:family="text">
      <style:text-properties fo:color="#000000" style:text-position="-33% 58%" style:text-underline-style="none" fo:font-weight="bold" style:font-size-asian="11pt" style:font-size-complex="11pt"/>
    </style:style>
    <style:style style:name="T10" style:family="text">
      <style:text-properties fo:color="#000000" style:text-position="0% 100%" style:text-underline-style="none" fo:font-weight="bold" style:font-size-asian="11pt" style:font-size-complex="11pt"/>
    </style:style>
    <style:style style:name="T11" style:family="text">
      <style:text-properties fo:color="#000000" fo:font-weight="bold" style:font-size-asian="10pt" style:font-size-complex="10pt"/>
    </style:style>
    <style:style style:name="T12" style:family="text">
      <style:text-properties fo:color="#000000" style:text-position="-33% 58%" fo:font-weight="bold" style:font-size-asian="10pt" style:font-size-complex="10pt"/>
    </style:style>
    <style:style style:name="T13" style:family="text">
      <style:text-properties fo:color="#000000" style:text-position="0% 100%" fo:font-weight="bold" style:font-size-asian="10pt" style:font-size-complex="10pt"/>
    </style:style>
    <style:style style:name="T14" style:family="text">
      <style:text-properties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64cm" svg:height="0.864cm" svg:x="1.778cm" svg:y="0.3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0.3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0.31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0.3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0.3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0.3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0.3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0.3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0.3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0.3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0.3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0.3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0.3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0.3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0.3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0.3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.2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1.2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1.216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7.727cm" svg:y="1.2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8.589cm" svg:y="1.2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9.427cm" svg:y="1.216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.2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.2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1.116cm">
          <text:p text:style-name="P1"><text:span text:style-name="T4">T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3.9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3.91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3.9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3.9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3.9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3.9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3.9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3.9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3.9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3.9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3.9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3.9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3.9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3.9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3.9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3.9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4.8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4.8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4.8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4.8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4.8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7.727cm" svg:y="4.8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4.8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4.8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4.8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4.8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4.716cm">
          <text:p text:style-name="P1"><text:span text:style-name="T4">T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7.44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7.41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7.4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7.4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7.4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7.4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27cm" svg:y="7.4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689cm" svg:y="7.4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27cm" svg:y="7.4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389cm" svg:y="7.4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27cm" svg:y="7.4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089cm" svg:y="7.4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27cm" svg:y="7.4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789cm" svg:y="7.4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27cm" svg:y="7.4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8.3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8.3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27cm" svg:y="8.3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689cm" svg:y="8.3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27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389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27cm" svg:y="8.3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089cm" svg:y="8.3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27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789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27cm" svg:y="8.3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8.216cm">
          <text:p text:style-name="P1"><text:span text:style-name="T4">T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11.14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11.11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11.1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11.1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11.1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11.1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11.1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11.1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11.1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11.1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11.1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11.1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11.1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11.1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11.1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11.1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2.0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12.0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12.0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7.727cm" svg:y="12.0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2.0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2.0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2.0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2.0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2.0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2.0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864cm" svg:height="0.864cm" svg:x="0.389cm" svg:y="11.916cm">
          <text:p text:style-name="P1"><text:span text:style-name="T4">T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478cm" svg:y="7.42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478cm" svg:y="8.32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.878cm" svg:y="15.634cm">
          <text:p text:style-name="P8"><text:span text:style-name="T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1.219cm" svg:height="0.508cm" svg:x="1.878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.87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2.48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3.097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3.097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3.09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3.70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4.316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4.316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4.31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4.92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5.535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5.535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5.53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6.14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6.755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6.755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6.75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7.36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7.974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7.974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7.974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8.584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219cm" svg:height="0.508cm" svg:x="9.193cm" svg:y="15.634cm">
          <text:p text:style-name="P8"><text:span text:style-name="T7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1.219cm" svg:height="0.508cm" svg:x="9.193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9.193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9.803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0.412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0.412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0.41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1.02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1.632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1.632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1.63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2.24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2.851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2.851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2.851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3.461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4.07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4.07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4.0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4.6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5.289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5.289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5.28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5.89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6.509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6.509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6.50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7.11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7.728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7.728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7.72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8.33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8.947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8.947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8.94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9.55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20.166cm" svg:y="15.634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20.166cm" svg:y="16.142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20.16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20.77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219cm" svg:height="0.508cm" svg:x="21.366cm" svg:y="15.634cm">
          <text:p text:style-name="P8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219cm" svg:height="0.508cm" svg:x="21.366cm" svg:y="16.142cm">
          <text:p text:style-name="P8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21.36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21.97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.878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.878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.87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2.48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3.097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3.097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3.09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3.70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4.316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4.316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4.31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4.92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5.535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5.535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5.53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6.14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6.755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6.755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6.75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7.36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7.974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7.974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7.974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8.584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219cm" svg:height="0.508cm" svg:x="9.193cm" svg:y="17.208cm">
          <text:p text:style-name="P8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9.193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9.193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9.803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0.412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0.412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0.412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1.022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219cm" svg:height="0.508cm" svg:x="11.632cm" svg:y="17.208cm">
          <text:p text:style-name="P8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219cm" svg:height="0.508cm" svg:x="11.632cm" svg:y="17.716cm">
          <text:p text:style-name="P8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61cm" svg:height="0.508cm" svg:x="11.632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61cm" svg:height="0.508cm" svg:x="12.242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2.851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2.851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2.851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3.461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4.07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4.07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4.0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4.6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5.289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5.289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5.28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5.89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6.509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6.509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6.50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7.11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7.728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7.728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7.72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8.33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18.947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18.947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18.94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19.55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20.166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20.166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20.1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20.77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9cm" svg:height="0.508cm" svg:x="21.366cm" svg:y="17.208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19cm" svg:height="0.508cm" svg:x="21.366cm" svg:y="17.716cm">
          <text:p text:style-name="P8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1cm" svg:height="0.508cm" svg:x="21.3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1cm" svg:height="0.508cm" svg:x="21.976cm" svg:y="18.224cm">
          <text:p/>
          <draw:enhanced-geometry svg:viewBox="0 0 21600 21600" draw:type="rectangle" draw:enhanced-path="M 0 0 L 21600 0 21600 21600 0 21600 0 0 Z N"/>
        </draw:custom-shape>
        <draw:line draw:style-name="gr8" draw:text-style-name="P17" draw:layer="layout" svg:x1="22.579cm" svg:y1="17.183cm" svg:x2="0.381cm" svg:y2="17.183cm">
          <text:p/>
        </draw:line>
        <draw:line draw:style-name="gr9" draw:text-style-name="P17" draw:layer="layout" svg:x1="22.579cm" svg:y1="15.659cm" svg:x2="0.379cm" svg:y2="15.634cm">
          <text:p/>
        </draw:line>
        <draw:custom-shape draw:style-name="gr10" draw:text-style-name="P18" draw:layer="layout" svg:width="1.219cm" svg:height="0.508cm" svg:x="0.478cm" svg:y="16.134cm">
          <text:p text:style-name="P8"><text:span text:style-name="T6">Mem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layout" svg:width="1.219cm" svg:height="0.508cm" svg:x="0.478cm" svg:y="17.734cm">
          <text:p text:style-name="P8"><text:span text:style-name="T6">Mem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draw:layer="layout" svg:width="11.8cm" svg:height="1.42cm" svg:x="24.484cm" svg:y="12.099cm">
          <text:p text:style-name="P8"><text:span text:style-name="T8">Parallel Exec. Time of distribution on P</text:span><text:span text:style-name="T9">i</text:span><text:span text:style-name="T10"> to P</text:span><text:span text:style-name="T9">p-1 </text:span><text:span text:style-name="T10">(eTime)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1.8cm" svg:height="1.42cm" svg:x="24.484cm" svg:y="13.558cm">
          <text:p text:style-name="P8"><text:span text:style-name="T8">Finalized (_FI) or</text:span></text:p>
          <text:p text:style-name="P8"><text:span text:style-name="T8"><text:s/></text:span><text:span text:style-name="T8">The Index of Last Evaluated Node (lastIndex)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5.9cm" svg:height="1.42cm" svg:x="24.484cm" svg:y="15.013cm">
          <text:p text:style-name="P8"><text:span text:style-name="T11">Assigned Partition to P</text:span><text:span text:style-name="T12">i </text:span><text:span text:style-name="T13">(size)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9cm" svg:height="1.42cm" svg:x="30.384cm" svg:y="15.013cm">
          <text:p text:style-name="P8"><text:span text:style-name="T11">Exec. Time on P</text:span><text:span text:style-name="T12">i </text:span><text:span text:style-name="T13">(t</text:span><text:span text:style-name="T12">i</text:span><text:span text:style-name="T13">(size))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3.616cm" svg:height="1.3cm" svg:x="28.285cm" svg:y="11.265cm">
          <draw:text-box>
            <text:p text:style-name="P23"><text:span text:style-name="T14">Mem[i][j]</text:span></text:p>
          </draw:text-box>
        </draw:frame>
        <draw:line draw:style-name="gr16" draw:text-style-name="P25" draw:layer="layout" svg:x1="17.653cm" svg:y1="15.621cm" svg:x2="24.511cm" svg:y2="12.192cm">
          <text:p/>
        </draw:line>
        <draw:line draw:style-name="gr16" draw:text-style-name="P25" draw:layer="layout" svg:x1="18.796cm" svg:y1="17.145cm" svg:x2="36.322cm" svg:y2="16.51cm">
          <text:p/>
        </draw:line>
        <draw:frame draw:style-name="gr17" draw:text-style-name="P26" xml:id="id1" draw:id="id1" draw:layer="layout" svg:width="12.827cm" svg:height="0.889cm" svg:x="19.812cm" svg:y="6.604cm">
          <draw:text-box>
            <text:p><text:span text:style-name="T15">Sorted time functions in non-descending order of time.</text:span></text:p>
          </draw:text-box>
        </draw:frame>
        <draw:connector draw:style-name="gr18" draw:text-style-name="P25" draw:layer="layout" draw:type="curve" svg:x1="19.812cm" svg:y1="7.048cm" svg:x2="16.536cm" svg:y2="1.72cm" draw:start-shape="id1" draw:start-glue-point="3" svg:d="M19812 7048c-2832 0-1194-5328-3276-5328" svg:viewBox="0 0 3277 5329">
          <text:p/>
        </draw:connector>
        <draw:connector draw:style-name="gr18" draw:text-style-name="P25" draw:layer="layout" draw:type="curve" svg:x1="19.812cm" svg:y1="7.048cm" svg:x2="16.569cm" svg:y2="5.292cm" draw:start-shape="id1" draw:start-glue-point="3" svg:d="M19812 7048c-2806 0-1185-1756-3243-1756" svg:viewBox="0 0 3244 1757">
          <text:p/>
        </draw:connector>
        <draw:connector draw:style-name="gr18" draw:text-style-name="P25" draw:layer="layout" draw:type="curve" svg:x1="19.812cm" svg:y1="7.048cm" svg:x2="16.503cm" svg:y2="8.831cm" draw:start-shape="id1" draw:start-glue-point="3" svg:d="M19812 7048c-2856 0-1202 1783-3309 1783" svg:viewBox="0 0 3310 1784">
          <text:p/>
        </draw:connector>
        <draw:connector draw:style-name="gr18" draw:text-style-name="P25" draw:layer="layout" draw:type="curve" svg:x1="19.812cm" svg:y1="7.048cm" svg:x2="16.504cm" svg:y2="12.502cm" draw:start-shape="id1" draw:start-glue-point="3" svg:d="M19812 7048c-2856 0-1202 5454-3308 5454" svg:viewBox="0 0 3309 54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shadow-offset-x="0.203cm" draw:shadow-offset-y="0.203cm"/>
      <style:paragraph-properties style:writing-mode="lr-tb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09:36:50.564137678</meta:creation-date>
    <dc:date>2017-03-08T09:43:47.025252002</dc:date>
    <meta:editing-duration>PT3H2M21S</meta:editing-duration>
    <meta:editing-cycles>38</meta:editing-cycles>
    <meta:generator>LibreOffice/5.2.2.2$Linux_X86_64 LibreOffice_project/20m0$Build-2</meta:generator>
    <meta:document-statistic meta:object-count="284"/>
  </office:meta>
</office:document-meta>
</file>